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5pt solid #000000"/>
    </style:style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weight="bold" officeooo:paragraph-rsid="0000e894" style:font-weight-asian="bold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fo:font-weight="bold" officeooo:paragraph-rsid="0000e894" style:font-weight-asian="bold" style:font-weight-complex="bold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2pt" fo:language="es" fo:country="ES" style:text-underline-style="solid" style:text-underline-width="auto" style:text-underline-color="font-color" fo:font-weight="normal" officeooo:rsid="0000e894" officeooo:paragraph-rsid="0000e894" style:font-size-asian="10.5pt" style:font-weight-asian="normal" style:font-size-complex="12pt" style:font-weight-complex="normal"/>
    </style:style>
    <style:style style:name="P4" style:family="paragraph" style:parent-style-name="Standard">
      <style:text-properties officeooo:paragraph-rsid="0000e894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officeooo:paragraph-rsid="0000e894"/>
    </style:style>
    <style:style style:name="P6" style:family="paragraph" style:parent-style-name="Table_20_Contents">
      <style:text-properties style:font-name="Liberation Serif" fo:font-size="12pt" officeooo:paragraph-rsid="0000e894" style:font-size-asian="10.5pt" style:font-size-complex="12pt"/>
    </style:style>
    <style:style style:name="P7" style:family="paragraph" style:parent-style-name="Table_20_Contents">
      <style:text-properties officeooo:paragraph-rsid="0000e894"/>
    </style:style>
    <style:style style:name="P8" style:family="paragraph" style:parent-style-name="Text_20_body">
      <style:text-properties fo:language="es" fo:country="ES" style:text-underline-style="solid" style:text-underline-width="auto" style:text-underline-color="font-color" officeooo:rsid="0000e894" officeooo:paragraph-rsid="0000e894"/>
    </style:style>
    <style:style style:name="P9" style:family="paragraph" style:parent-style-name="Text_20_body">
      <style:paragraph-properties fo:break-before="page"/>
      <style:text-properties fo:language="es" fo:country="ES" style:text-underline-style="solid" style:text-underline-width="auto" style:text-underline-color="font-color" officeooo:rsid="0000e894" officeooo:paragraph-rsid="0000e894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00%" fo:orphans="0" fo:text-indent="0cm" style:auto-text-indent="false" style:writing-mode="lr-tb"/>
    </style:style>
    <style:style style:name="T1" style:family="text">
      <style:text-properties fo:font-variant="normal" fo:text-transform="none" fo:letter-spacing="normal" loext:padding="0cm" loext:border="none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 loext:padding="0cm" loext:border="none"/>
    </style:style>
    <style:style style:name="T4" style:family="text">
      <style:text-properties fo:font-variant="normal" fo:text-transform="none" fo:letter-spacing="normal" fo:font-style="normal" loext:padding="0cm" loext:border="none"/>
    </style:style>
    <style:style style:name="T5" style:family="text">
      <style:text-properties fo:font-variant="normal" fo:text-transform="none" style:font-name="sans-serif" fo:font-size="12pt" fo:letter-spacing="normal" fo:font-style="normal" style:font-size-asian="12pt" style:font-size-complex="12pt"/>
    </style:style>
    <style:style style:name="T6" style:family="text">
      <style:text-properties fo:font-variant="normal" fo:text-transform="none" style:font-name="sans-serif" fo:font-size="12pt" fo:letter-spacing="normal" fo:font-style="normal" style:font-size-asian="12pt" style:font-size-complex="12pt" loext:padding="0cm" loext:border="none"/>
    </style:style>
    <style:style style:name="T7" style:family="text">
      <style:text-properties fo:font-variant="normal" fo:text-transform="none" style:font-name="sans-serif" fo:font-size="12pt" fo:letter-spacing="normal" fo:font-style="normal" fo:font-weight="normal" style:font-size-asian="12pt" style:font-size-complex="12pt" loext:padding="0cm" loext:border="none"/>
    </style:style>
    <style:style style:name="T8" style:family="text">
      <style:text-properties fo:font-variant="normal" fo:text-transform="none" style:font-name="sans-serif" fo:font-size="12pt" fo:letter-spacing="normal" fo:language="es" fo:country="ES" fo:font-style="normal" officeooo:rsid="0000e894" style:font-size-asian="12pt" style:font-size-complex="12pt"/>
    </style:style>
    <style:style style:name="T9" style:family="text">
      <style:text-properties fo:font-variant="normal" fo:text-transform="none" style:font-name="sans-serif" fo:font-size="18.75pt" fo:letter-spacing="normal" fo:font-style="normal"/>
    </style:style>
    <style:style style:name="T10" style:family="text">
      <style:text-properties fo:font-variant="normal" fo:text-transform="none" style:font-name="sans-serif" fo:letter-spacing="normal" fo:font-style="normal"/>
    </style:style>
    <style:style style:name="T11" style:family="text">
      <style:text-properties loext:padding="0cm" loext:border="none"/>
    </style:style>
    <style:style style:name="T12" style:family="text">
      <style:text-properties style:font-name="sans-serif" fo:font-size="18.75pt" loext:padding="0cm" loext:border="none"/>
    </style:style>
    <style:style style:name="T13" style:family="text">
      <style:text-properties style:font-name="sans-serif" fo:font-size="15.75pt" loext:padding="0cm" loext:border="none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Una historia de usuario es una descripción corta y simple de un </text:span><text:span text:style-name="T5"><text:line-break/></text:span><text:span text:style-name="T6">requerimiento de un sistema, que se escribe en lenguaje común del </text:span><text:span text:style-name="T5"><text:line-break/></text:span><text:span text:style-name="T6">usuario y desde su perspectiva.</text:span></text:p>
      <text:p text:style-name="P1"><text:span text:style-name="T5">La </text:span><text:span text:style-name="T8">misma </text:span><text:span text:style-name="T5">debe responder a tres preguntas:</text:span><text:span text:style-name="T9"> </text:span></text:p>
      <text:p text:style-name="P2"><text:span text:style-name="T1">• </text:span><text:span text:style-name="T4">¿Quién se beneficia?</text:span><text:line-break/><text:span text:style-name="T1">• </text:span><text:span text:style-name="T4">¿Qué se quiere? </text:span><text:line-break/><text:span text:style-name="T1">• </text:span><text:span text:style-name="T4">¿Cuál es el beneficio?</text:span> </text:p>
      <text:p text:style-name="P2"/>
      <text:p text:style-name="P8">Template</text:p>
      <text:p text:style-name="P8">Frente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><text:s/><text:span text:style-name="T1">• </text:span><text:span text:style-name="T3">ID: Identificador unívoco de la historia expresado como texto </text:span><text:line-break/><text:span text:style-name="T3">generalmente de la forma &lt;verbo&gt; &lt;sustantivo&gt;</text:span></text:p>
            <text:p text:style-name="P5"><text:line-break/><text:span text:style-name="T1">• </text:span><text:span text:style-name="T3">TÍTULO: Descripción de la historia de la forma: Como</text:span><text:span text:style-name="T1"> </text:span><text:line-break/><text:span text:style-name="T3">&lt;rol&gt; quiero</text:span><text:span text:style-name="T1"> </text:span><text:span text:style-name="T3">&lt;algo&gt; para poder &lt;beneficio&gt;. </text:span></text:p>
            <text:p text:style-name="P5"><text:line-break/><text:span text:style-name="T1">• </text:span><text:span text:style-name="T3">REGLAS DE NEGOCIO: Conjunto de reglas, normas, </text:span><text:line-break/><text:span text:style-name="T3">políticas, etc. que condicionan el modo de operación. </text:span></text:p>
            <text:p text:style-name="Table_20_Contents"/>
          </table:table-cell>
        </table:table-row>
      </table:table>
      <text:p text:style-name="Standard"/>
      <text:p text:style-name="P3"><text:span text:style-name="T2">Reverso</text:span></text:p>
      <text:p text:style-name="P3"><text:span text:style-name="T2"/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6"><text:span text:style-name="T1">• </text:span><text:span text:style-name="T3">CRITERIOS DE ACEPTACIÓN: Criterios por los cuales una historia cumple con las expectativas del cliente. El formato es el siguiente:</text:span></text:p>
            <text:p text:style-name="P6"><text:line-break/><text:span text:style-name="T1">• </text:span><text:span text:style-name="T3">Escenario</text:span><text:span text:style-name="T1"> </text:span><text:span text:style-name="T3">1: título del criterio.</text:span><text:line-break/><text:span text:style-name="T3">Dado &lt;un contexto inicial&gt;,Cuando &lt;ocurre un evento&gt;,Entonces &lt;garantiza uno o mas resultados&gt;</text:span></text:p>
            <text:p text:style-name="P6"><text:line-break/><text:span text:style-name="T1">• </text:span><text:span text:style-name="T3">Escenario</text:span><text:span text:style-name="T1"> </text:span><text:span text:style-name="T3">2: título del criterio.</text:span><text:line-break/><text:span text:style-name="T3">Dado &lt;un contexto inicial&gt;,Cuando &lt;ocurre un evento&gt;,Entonces &lt;garantiza uno o mas resultados&gt;</text:span><text:line-break/><text:line-break/><text:span text:style-name="T1">• </text:span><text:span text:style-name="T3">Escenario</text:span><text:span text:style-name="T1"> </text:span><text:span text:style-name="T3">N: título del criterio.</text:span><text:line-break/><text:span text:style-name="T3">Dado &lt;un contexto inicial&gt;,Cuando &lt;ocurre un evento&gt;,Entonces &lt;garantiza uno o mas resultados&gt;</text:span> <text:s/></text:p>
          </table:table-cell>
        </table:table-row>
      </table:table>
      <text:p text:style-name="P3"/>
      <text:p text:style-name="P9">Frente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7"><text:s/><text:span text:style-name="T1">• </text:span><text:span text:style-name="T3">ID: Identificador unívoco de la historia expresado como texto </text:span><text:line-break/><text:span text:style-name="T3">generalmente de la forma &lt;verbo&gt; &lt;sustantivo&gt;</text:span></text:p>
            <text:p text:style-name="P5"><text:line-break/><text:span text:style-name="T1">• </text:span><text:span text:style-name="T3">TÍTULO: Descripción de la historia de la forma: Como</text:span><text:span text:style-name="T1"> </text:span><text:line-break/><text:span text:style-name="T3">&lt;rol&gt; quiero</text:span><text:span text:style-name="T1"> </text:span><text:span text:style-name="T3">&lt;algo&gt; para poder &lt;beneficio&gt;. </text:span></text:p>
            <text:p text:style-name="P5"><text:line-break/><text:span text:style-name="T1">• </text:span><text:span text:style-name="T3">REGLAS DE NEGOCIO: Conjunto de reglas, normas, </text:span><text:line-break/><text:span text:style-name="T3">políticas, etc. que condicionan el modo de operación. </text:span></text:p>
            <text:p text:style-name="P7"/>
          </table:table-cell>
        </table:table-row>
      </table:table>
      <text:p text:style-name="P4"/>
      <text:p text:style-name="P3"><text:span text:style-name="T2">Reverso</text:span></text:p>
      <text:p text:style-name="P3"><text:span text:style-name="T2"/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6"><text:span text:style-name="T1">• </text:span><text:span text:style-name="T3">CRITERIOS DE ACEPTACIÓN: Criterios por los cuales una historia cumple con las expectativas del cliente. El formato es el siguiente:</text:span></text:p>
            <text:p text:style-name="P6"><text:line-break/><text:span text:style-name="T1">• </text:span><text:span text:style-name="T3">Escenario</text:span><text:span text:style-name="T1"> </text:span><text:span text:style-name="T3">1: título del criterio.</text:span><text:line-break/><text:span text:style-name="T3">Dado &lt;un contexto inicial&gt;,Cuando &lt;ocurre un evento&gt;,Entonces &lt;garantiza uno o mas resultados&gt;</text:span></text:p>
            <text:p text:style-name="P6"><text:line-break/><text:span text:style-name="T1">• </text:span><text:span text:style-name="T3">Escenario</text:span><text:span text:style-name="T1"> </text:span><text:span text:style-name="T3">2: título del criterio.</text:span><text:line-break/><text:span text:style-name="T3">Dado &lt;un contexto inicial&gt;,Cuando &lt;ocurre un evento&gt;,Entonces &lt;garantiza uno o mas resultados&gt;</text:span><text:line-break/><text:line-break/><text:span text:style-name="T1">• </text:span><text:span text:style-name="T3">Escenario</text:span><text:span text:style-name="T1"> </text:span><text:span text:style-name="T3">N: título del criterio.</text:span><text:line-break/><text:span text:style-name="T3">Dado &lt;un contexto inicial&gt;,Cuando &lt;ocurre un evento&gt;,Entonces &lt;garantiza uno o mas resultados&gt;</text:span> <text:s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12T22:33:29.641000000</meta:creation-date>
    <dc:date>2022-09-13T00:03:39.221000000</dc:date>
    <meta:editing-duration>PT1H30M10S</meta:editing-duration>
    <meta:editing-cycles>1</meta:editing-cycles>
    <meta:document-statistic meta:table-count="4" meta:image-count="0" meta:object-count="0" meta:page-count="2" meta:paragraph-count="20" meta:word-count="299" meta:character-count="1998" meta:non-whitespace-character-count="1688"/>
    <meta:generator>LibreOffice/7.4.0.3$Windows_X86_64 LibreOffice_project/f85e47c08ddd19c015c0114a68350214f7066f5a</meta:generator>
  </office:meta>
</office:document-meta>
</file>